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2pt" fo:font-style="normal" style:text-underline-style="none" officeooo:rsid="00083d4b" officeooo:paragraph-rsid="00083d4b" style:font-size-asian="12pt" style:font-style-asian="normal" style:font-size-complex="12pt" style:font-style-complex="normal"/>
    </style:style>
    <style:style style:name="P3" style:family="paragraph" style:parent-style-name="Preformatted_20_Text">
      <style:text-properties style:font-name="Liberation Sans" fo:font-size="12pt" fo:font-style="normal" style:text-underline-style="none" officeooo:rsid="00083d4b" officeooo:paragraph-rsid="00104f74" style:font-size-asian="12pt" style:font-style-asian="normal" style:font-size-complex="12pt" style:font-style-complex="normal"/>
    </style:style>
    <style:style style:name="P4" style:family="paragraph" style:parent-style-name="Preformatted_20_Text">
      <style:text-properties style:font-name="Liberation Sans" fo:font-size="12pt" fo:font-style="normal" style:text-underline-style="none" officeooo:rsid="00083d4b" officeooo:paragraph-rsid="0011fc11" style:font-size-asian="12pt" style:font-style-asian="normal" style:font-size-complex="12pt" style:font-style-complex="normal"/>
    </style:style>
    <style:style style:name="P5" style:family="paragraph" style:parent-style-name="Preformatted_20_Text">
      <style:text-properties style:font-name="Liberation Sans" fo:font-size="12pt" fo:font-style="normal" style:text-underline-style="none" officeooo:rsid="00083d4b" officeooo:paragraph-rsid="00140153" style:font-size-asian="12pt" style:font-style-asian="normal" style:font-size-complex="12pt" style:font-style-complex="normal"/>
    </style:style>
    <style:style style:name="P6" style:family="paragraph" style:parent-style-name="Preformatted_20_Text">
      <style:text-properties style:font-name="Liberation Serif" fo:font-size="12pt" fo:font-style="normal" fo:font-weight="bold" officeooo:rsid="001b99ac" officeooo:paragraph-rsid="00083d4b" style:font-size-asian="12pt" style:font-style-asian="normal" style:font-weight-asian="bold" style:font-size-complex="12pt" style:font-style-complex="normal" style:font-weight-complex="bold"/>
    </style:style>
    <style:style style:name="P7" style:family="paragraph" style:parent-style-name="Preformatted_20_Text">
      <style:text-properties style:font-name="Liberation Serif" fo:font-size="12pt" fo:font-style="normal" style:text-underline-style="none" fo:font-weight="bold" officeooo:rsid="00083d4b" officeooo:paragraph-rsid="000dd66a" style:font-size-asian="12pt" style:font-style-asian="normal" style:font-weight-asian="bold" style:font-size-complex="12pt" style:font-style-complex="normal" style:font-weight-complex="bold"/>
    </style:style>
    <style:style style:name="P8"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P9" style:family="paragraph" style:parent-style-name="Preformatted_20_Text">
      <style:text-properties style:font-name="Liberation Serif" fo:font-size="12pt" fo:font-style="italic" style:text-underline-style="none" officeooo:rsid="00083d4b" officeooo:paragraph-rsid="00083d4b" style:font-size-asian="12pt" style:font-style-asian="italic" style:font-size-complex="12pt" style:font-style-complex="italic"/>
    </style:style>
    <style:style style:name="P10" style:family="paragraph" style:parent-style-name="Preformatted_20_Text">
      <style:text-properties style:font-name="Liberation Serif" fo:font-size="12pt" officeooo:rsid="001b99ac" officeooo:paragraph-rsid="00083d4b" style:font-size-asian="12pt" style:font-size-complex="12pt"/>
    </style:style>
    <style:style style:name="P1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12" style:family="paragraph" style:parent-style-name="Preformatted_20_Text">
      <style:text-properties style:font-name="Liberation Serif" fo:font-size="12pt" fo:font-style="normal" style:text-underline-style="none" fo:font-weight="bold" officeooo:rsid="00083d4b" officeooo:paragraph-rsid="00083d4b" style:font-size-asian="12pt" style:font-style-asian="normal" style:font-weight-asian="bold" style:font-size-complex="12pt" style:font-style-complex="normal" style:font-weight-complex="bold"/>
    </style:style>
    <style:style style:name="T1" style:family="text">
      <style:text-properties officeooo:rsid="00083d4b"/>
    </style:style>
    <style:style style:name="T2" style:family="text">
      <style:text-properties fo:font-style="italic" style:text-underline-style="none" officeooo:rsid="00083d4b" style:font-style-asian="italic" style:font-style-complex="italic"/>
    </style:style>
    <style:style style:name="T3" style:family="text">
      <style:text-properties fo:font-style="italic" style:text-underline-style="none" officeooo:rsid="00168bd8" style:font-style-asian="italic" style:font-style-complex="italic"/>
    </style:style>
    <style:style style:name="T4" style:family="text">
      <style:text-properties fo:font-style="normal" style:text-underline-style="none" fo:font-weight="bold" officeooo:rsid="00083d4b" style:font-style-asian="normal" style:font-weight-asian="bold" style:font-style-complex="normal" style:font-weight-complex="bold"/>
    </style:style>
    <style:style style:name="T5" style:family="text">
      <style:text-properties fo:font-style="normal" style:text-underline-style="none" fo:font-weight="bold" officeooo:rsid="000e7e75" style:font-style-asian="normal" style:font-weight-asian="bold" style:font-style-complex="normal" style:font-weight-complex="bold"/>
    </style:style>
    <style:style style:name="T6" style:family="text">
      <style:text-properties officeooo:rsid="000dd66a"/>
    </style:style>
    <style:style style:name="T7" style:family="text">
      <style:text-properties style:text-underline-style="none" officeooo:rsid="00083d4b"/>
    </style:style>
    <style:style style:name="T8" style:family="text">
      <style:text-properties style:text-underline-style="none" officeooo:rsid="000dd66a"/>
    </style:style>
    <style:style style:name="T9" style:family="text">
      <style:text-properties officeooo:rsid="000e7e75"/>
    </style:style>
    <style:style style:name="T10" style:family="text">
      <style:text-properties officeooo:rsid="00104f74"/>
    </style:style>
    <style:style style:name="T11" style:family="text">
      <style:text-properties officeooo:rsid="0011fc11"/>
    </style:style>
    <style:style style:name="T12" style:family="text">
      <style:text-properties officeooo:rsid="00134998"/>
    </style:style>
    <style:style style:name="T13" style:family="text">
      <style:text-properties officeooo:rsid="00140153"/>
    </style:style>
    <style:style style:name="T14" style:family="text">
      <style:text-properties officeooo:rsid="0014e97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ayers for our World and the Church</text:p>
      <text:p text:style-name="P1"><text:span text:style-name="T1">22nd</text:span> <text:span text:style-name="T9">November</text:span> 20<text:span text:style-name="T6">20</text:span></text:p>
      <text:p text:style-name="P10"><text:span text:style-name="T4">Psalm </text:span><text:span text:style-name="T5">130</text:span><text:span text:style-name="T4">:</text:span><text:span text:style-name="T5">1-2</text:span><text:span text:style-name="T2"> Out of the depths I have cried to You, O Lord. Lord, hear my voice! Let Your ears be attentive </text:span><text:span text:style-name="T3">t</text:span><text:span text:style-name="T2">o the voice of my supplications.</text:span></text:p>
      <text:p text:style-name="P9"/>
      <text:p text:style-name="P7">Thanks to God</text:p>
      <text:p text:style-name="P3"><text:span text:style-name="T10">O Lord our </text:span>God, You are <text:span text:style-name="T10">high and lifted up</text:span>. You created <text:span text:style-name="T10">all that was good in the beginning. Yet the Creation</text:span> <text:span text:style-name="T10">was plunged into the futility </text:span>caused by Adam's sin, <text:span text:style-name="T10">and today we live in an imperfect world, where sin and sickness are never far from us.</text:span></text:p>
      <text:p text:style-name="P2"/>
      <text:p text:style-name="P4">We confess th<text:span text:style-name="T11">at, like sheep, we have gone astray and </text:span>turn<text:span text:style-name="T11">ed away</text:span> <text:span text:style-name="T11">from </text:span>You, <text:span text:style-name="T11">the true source of Life</text:span>.<text:span text:style-name="T10"> We live still under the limitations of Covid restrictions and all our efforts to overcome the impact of the virus are man-centred</text:span>.</text:p>
      <text:p text:style-name="P4"/>
      <text:p text:style-name="P4"><text:span text:style-name="T11">However, we t</text:span>hank You that You rescued us from the depths of our sin by sending Jesus to take our place. We thank You that <text:span text:style-name="T11">by</text:span> Your glorious grace, <text:span text:style-name="T11">You have dealt with the basic cause: our</text:span> sin against You. You delivered us by raising Jesus from the dead. By the same power which created the world, You transferred us from the kingdom of darkness into the kingdom of Your Son.</text:p>
      <text:p text:style-name="P2"/>
      <text:p text:style-name="P2">By <text:span text:style-name="T11">implanting </text:span>Your Holy Spirit <text:span text:style-name="T11">You have given us </text:span>the righteous life of Jesus, <text:span text:style-name="T11">and You have adopted us into the heavenly Family</text:span>.</text:p>
      <text:p text:style-name="P2"/>
      <text:p text:style-name="P2">We thank You that we can still worship with the help of technology and that we are still able to sing Your praises in our separated places. <text:span text:style-name="T11">By giving You the first day of the week we signify that we give You the first priority over all our plans, over everything in our lives.</text:span></text:p>
      <text:p text:style-name="P2"/>
      <text:p text:style-name="P8">The Wider World...</text:p>
      <text:p text:style-name="P2">We thank You that conditions in Victoria are improving as the number of reported Covid cases falls steadily each day. <text:span text:style-name="T12">We thank You that the State has gone 23 days without a new case and w</text:span>e continue to pray for our leaders and their medical advisers. <text:span text:style-name="T12">We look forward to </text:span>the scaling back of restrictions, <text:span text:style-name="T12">possibly as early as tonight</text:span>. We are encouraged by the news we hear <text:span text:style-name="T12">of early success with vaccines</text:span>, <text:span text:style-name="T12">and pray for further progress with various treatments</text:span>.</text:p>
      <text:p text:style-name="P2"/>
      <text:p text:style-name="P6"><text:span text:style-name="T8">… a</text:span><text:span text:style-name="T7">nd the wider Church</text:span></text:p>
      <text:p text:style-name="P2">In the wider church, we pray for missionaries and their families <text:span text:style-name="T13">in countries without the same standard of medical and hospital care.</text:span> <text:span text:style-name="T13">We pray for the Mathys family in Papua New Guinea</text:span>. May they <text:span text:style-name="T13">and all at the Ukarumpa Wycliffe base be safe and may they resume Bible translation and related work.</text:span></text:p>
      <text:p text:style-name="P2"/>
      <text:p text:style-name="P8">Ashburton</text:p>
      <text:p text:style-name="P5">Here in Ashburton, we give thanks that Margaret Sanders is home but we pray for her next appointment. May the medical staff understand the cause of her condition and can provide the best treatment. Meanwhile we pray strength for Margaret as she rests until she can resume her normal activities.</text:p>
      <text:p text:style-name="P5"/>
      <text:p text:style-name="P5">We continue to <text:span text:style-name="T13">pray for our students as they progress through the VCE exam period. Please enable Shi Yar and Thea to present themselves at their best. May they have confidence as they perservere in these exams.</text:span></text:p>
      <text:p text:style-name="P2"/>
      <text:p text:style-name="P2">We uphold Barry, Mook and <text:span text:style-name="T14">all </text:span>the team preparing our video services. We also pray for the Elders and the Board as they plan for restoration of services in person, and <text:span text:style-name="T14">all that needs </text:span>to be <text:span text:style-name="T14">done for </text:span>that <text:span text:style-name="T14">to happen</text:span>.</text:p>
      <text:p text:style-name="P2"/>
      <text:p text:style-name="P2"><text:span text:style-name="T14">W</text:span>e strive to <text:span text:style-name="T14">endure all things, including the restrictions, </text:span>for the sake of the Kingdom and for the <text:soft-page-break/>glory of the King of Kings,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2cm" fo:margin-left="1.164cm" fo:margin-right="1.34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9T22:13:24.049238324</meta:creation-date>
    <dc:date>2020-11-22T09:57:19.948108188</dc:date>
    <meta:editing-duration>PT49M</meta:editing-duration>
    <meta:editing-cycles>11</meta:editing-cycles>
    <meta:generator>LibreOffice/6.1.5.2$Linux_X86_64 LibreOffice_project/10$Build-2</meta:generator>
    <meta:print-date>2020-11-21T19:52:56.742736202</meta:print-date>
    <meta:document-statistic meta:table-count="0" meta:image-count="0" meta:object-count="0" meta:page-count="2" meta:paragraph-count="18" meta:word-count="573" meta:character-count="3113" meta:non-whitespace-character-count="2558"/>
  </office:meta>
</office:document-meta>
</file>